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469e73"/>
    </style:style>
    <style:style style:name="P50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52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7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8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9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469e73"/>
    </style:style>
    <style:style style:name="T31" style:family="text">
      <style:text-properties officeooo:rsid="0046e4b3"/>
    </style:style>
    <style:style style:name="T32" style:family="text">
      <style:text-properties officeooo:rsid="00486edb"/>
    </style:style>
    <style:style style:name="T33" style:family="text">
      <style:text-properties officeooo:rsid="004a7bfc"/>
    </style:style>
    <style:style style:name="T34" style:family="text">
      <style:text-properties officeooo:rsid="004b7e53"/>
    </style:style>
    <style:style style:name="T35" style:family="text">
      <style:text-properties officeooo:rsid="005039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3"/>
      <text:p text:style-name="P13">Presentació assignatura</text:p>
      <text:p text:style-name="P22">Comentem web assignatura</text:p>
      <text:p text:style-name="P31">Comentem unitats </text:p>
      <text:list xml:id="list6794466361290549178" text:style-name="L1">
        <text:list-item>
          <text:p text:style-name="P57"><text:a xlink:type="simple" xlink:href="https://paulinoposada.github.io/web_e/web_e_2425/documents/apunts/unitat_1_ley_ohm/e_apunts_ud_1_1_gs.pdf">1.1 Circuit elèctric</text:a></text:p>
        </text:list-item>
        <text:list-item>
          <text:p text:style-name="P57"><text:a xlink:type="simple" xlink:href="https://paulinoposada.github.io/web_e/web_e_2425/documents/apunts/unitat_1_ley_ohm/e_apunts_ud_1_2_gs.pdf">1.2 Llei d'ohm</text:a></text:p>
        </text:list-item>
        <text:list-item>
          <text:p text:style-name="P57"><text:a xlink:type="simple" xlink:href="https://paulinoposada.github.io/web_e/web_e_2425/documents/apunts/unitat_2_seguridad/e_apunts_ud_2_1_gs.pdf">2 Seguretat</text:a></text:p>
        </text:list-item>
        <text:list-item>
          <text:p text:style-name="P5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5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2"/>
      <text:p text:style-name="P22"/>
      <text:p text:style-name="P3">Di<text:span text:style-name="T3">jous</text:span><text:tab/><text:tab/><text:tab/><text:tab/>2<text:span text:style-name="T3">6</text:span>/09/2<text:span text:style-name="T1">4</text:span></text:p>
      <text:p text:style-name="P14"/>
      <text:p text:style-name="P23">Comentem </text:p>
      <text:list xml:id="list2119126868267967836" text:style-name="L2">
        <text:list-item>
          <text:p text:style-name="P5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7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5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2"/>
      <text:p text:style-name="P32"/>
      <text:p text:style-name="P4">Di<text:span text:style-name="T5">vendres</text:span><text:tab/><text:tab/><text:tab/>2<text:span text:style-name="T5">7</text:span>/09/2<text:span text:style-name="T1">4</text:span></text:p>
      <text:p text:style-name="P15"/>
      <text:p text:style-name="P24">Comentem </text:p>
      <text:list xml:id="list112950814414219" text:continue-numbering="true" text:style-name="L2">
        <text:list-item>
          <text:p text:style-name="P6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8"/>
      <text:p text:style-name="P38"/>
      <text:p text:style-name="P38"/>
      <text:p text:style-name="P38"/>
      <text:p text:style-name="P3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5"/>
      <text:p text:style-name="P33">Comentem <text:s/></text:p>
      <text:list xml:id="list112949938467816" text:continue-list="list6794466361290549178" text:style-name="L1">
        <text:list-item>
          <text:p text:style-name="P6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62">Programa de simulació Cade Simu</text:p>
        </text:list-item>
      </text:list>
      <text:p text:style-name="P24"/>
      <text:p text:style-name="P24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5"/>
      <text:p text:style-name="P24">Comentem </text:p>
      <text:list xml:id="list4114359018227568416" text:style-name="L3">
        <text:list-item>
          <text:p text:style-name="P6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7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75">Baixem al taller i comentem connexió font d'alimentació de PC que utilitzarem per les pràctiques de cc.</text:p>
          <text:p text:style-name="P76"><text:s/></text:p>
        </text:list-item>
      </text:list>
      <text:p text:style-name="P33"/>
      <text:p text:style-name="P33"/>
      <text:p text:style-name="P5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5"/>
      <text:p text:style-name="P24">Comentem </text:p>
      <text:list xml:id="list112950006353797" text:continue-numbering="true" text:style-name="L3">
        <text:list-item>
          <text:p text:style-name="P83">Baixem al taller i feim practiques amb circuits pont.</text:p>
        </text:list-item>
      </text:list>
      <text:p text:style-name="P39"/>
      <text:p text:style-name="P3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6"/>
      <text:p text:style-name="P34">Comentem <text:s/></text:p>
      <text:list xml:id="list112951036198294" text:continue-list="list112949938467816" text:style-name="L1">
        <text:list-item>
          <text:p text:style-name="P6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63"/>
        </text:list-item>
      </text:list>
      <text:p text:style-name="P25"/>
      <text:p text:style-name="P25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6"/>
      <text:p text:style-name="P25">Comentem </text:p>
      <text:list xml:id="list8905806494890279845" text:style-name="L4">
        <text:list-item>
          <text:p text:style-name="P84">Comentem pràctica Wheatstone amb dos diodes, corrent per la diagonal en els següents casos: </text:p>
          <text:p text:style-name="P84">cas 1: potenciòmetre a màxima resistència </text:p>
          <text:p text:style-name="P84">cas 2: potenciòmetre a resistència igual a R3</text:p>
          <text:p text:style-name="P84">cas 3: potenciòmetrea a mínima resistència</text:p>
        </text:list-item>
        <text:list-item>
          <text:p text:style-name="P7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84"/>
          <text:p text:style-name="P77"><text:s/></text:p>
        </text:list-item>
      </text:list>
      <text:p text:style-name="P34"/>
      <text:p text:style-name="P3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6"/>
      <text:p text:style-name="P25">Comentem </text:p>
      <text:list xml:id="list112950885572742" text:continue-numbering="true" text:style-name="L4">
        <text:list-item>
          <text:p text:style-name="P7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7"/>
      <text:p text:style-name="P35">Comentem <text:s/></text:p>
      <text:list xml:id="list112950078092468" text:continue-list="list112951036198294" text:style-name="L1">
        <text:list-item>
          <text:p text:style-name="P6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64"/>
        </text:list-item>
      </text:list>
      <text:p text:style-name="P26"/>
      <text:p text:style-name="P26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7"/>
      <text:p text:style-name="P26">Comentem </text:p>
      <text:list xml:id="list469349596093112816" text:style-name="L5">
        <text:list-item>
          <text:p text:style-name="P8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8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85"/>
          <text:p text:style-name="P78"><text:s/></text:p>
        </text:list-item>
      </text:list>
      <text:p text:style-name="P35"/>
      <text:p text:style-name="P35"/>
      <text:p text:style-name="P6"/>
      <text:p text:style-name="P55">Di<text:span text:style-name="T5">vendres</text:span><text:tab/><text:tab/><text:tab/><text:span text:style-name="T8">18</text:span>/<text:span text:style-name="T6">10</text:span>/2<text:span text:style-name="T1">4</text:span></text:p>
      <text:p text:style-name="P17"/>
      <text:p text:style-name="P26">Comentem </text:p>
      <text:list xml:id="list112950789920903" text:continue-numbering="true" text:style-name="L5">
        <text:list-item>
          <text:p text:style-name="P89">Comentem <text:a xlink:type="simple" xlink:href="https://paulinoposada.github.io/web_e/web_e_2425/documents/ta.pdf">tasca 5</text:a>.</text:p>
        </text:list-item>
        <text:list-item>
          <text:p text:style-name="P8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1"/>
      <text:p text:style-name="P41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8"/>
      <text:p text:style-name="P36">Comentem <text:s/></text:p>
      <text:list xml:id="list112950008225171" text:continue-list="list112950078092468" text:style-name="L1">
        <text:list-item>
          <text:p text:style-name="P8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65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5"/>
        </text:list-item>
      </text:list>
      <text:p text:style-name="P27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7"/>
      <text:list xml:id="list824967650892846411" text:style-name="L6">
        <text:list-item>
          <text:p text:style-name="P7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7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9"><text:span text:style-name="T18">Comencem a comentar apartat 1.2 </text:span><text:span text:style-name="T29">La derivada y ejemplos de tensiones variables </text:span><text:span text:style-name="T30">(fins pàg. 13)</text:span></text:p>
      <text:p text:style-name="P51">Comentem exercici 1.2-1</text:p>
      <text:p text:style-name="P50"/>
      <text:p text:style-name="P50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19"/>
      <text:p text:style-name="P37">Comentem <text:s/></text:p>
      <text:list xml:id="list112950816102779" text:continue-list="list112950008225171" text:style-name="L1">
        <text:list-item>
          <text:p text:style-name="P90">Treball autònom 9</text:p>
        </text:list-item>
        <text:list-item>
          <text:p text:style-name="P94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29">La derivada y ejemplos de tensiones variables</text:span></text:p>
        </text:list-item>
        <text:list-item>
          <text:p text:style-name="P6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6"/>
        </text:list-item>
      </text:list>
      <text:p text:style-name="P28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2"/>
      <text:p text:style-name="P42">Lliure triat pel centre</text:p>
      <text:list xml:id="list291820335517885339" text:style-name="L7">
        <text:list-header>
          <text:p text:style-name="P80"><text:s/></text:p>
        </text:list-header>
      </text:list>
      <text:p text:style-name="P9">Di<text:span text:style-name="T5">vendres</text:span><text:tab/><text:tab/><text:tab/><text:span text:style-name="T31">01</text:span>/<text:span text:style-name="T6">11</text:span>/2<text:span text:style-name="T1">4</text:span></text:p>
      <text:p text:style-name="P9"/>
      <text:p text:style-name="P42">Tots Sants</text:p>
      <text:p text:style-name="P9"/>
      <text:p text:style-name="P52"/>
      <text:p text:style-name="P52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0"/>
      <text:p text:style-name="P43"><text:a xlink:type="simple" xlink:href="https://paulinoposada.github.io/web_e/web_e_2425/documents/examens/241106_ome_map33a_examen_sol.pdf">Examen</text:a></text:p>
      <text:list xml:id="list112949984433654" text:continue-list="list112950816102779" text:style-name="L1">
        <text:list-header>
          <text:p text:style-name="P67"/>
        </text:list-header>
      </text:list>
      <text:p text:style-name="P29"/>
      <text:p text:style-name="P10"/>
      <text:p text:style-name="P56">Di<text:span text:style-name="T3">jous</text:span><text:tab/><text:tab/><text:tab/><text:tab/><text:span text:style-name="T32">07</text:span>/<text:span text:style-name="T6">11</text:span>/2<text:span text:style-name="T1">4</text:span></text:p>
      <text:p text:style-name="P29"/>
      <text:list xml:id="list951863122523058504" text:style-name="L8">
        <text:list-item>
          <text:p text:style-name="P72"><text:span text:style-name="T32">Comentem solució de l'</text:span><text:a xlink:type="simple" xlink:href="https://paulinoposada.github.io/web_e/web_e_2425/documents/examens/241106_ome_map33a_examen_sol.pdf"><text:span text:style-name="T32">examen</text:span></text:a><text:span text:style-name="T32">.</text:span></text:p>
          <text:p text:style-name="P81"><text:s/></text:p>
        </text:list-item>
      </text:list>
      <text:p text:style-name="P10"/>
      <text:p text:style-name="P10">Di<text:span text:style-name="T5">vendres</text:span><text:tab/><text:tab/><text:tab/><text:span text:style-name="T32">08</text:span>/<text:span text:style-name="T6">11</text:span>/2<text:span text:style-name="T1">4</text:span></text:p>
      <text:p text:style-name="P10"/>
      <text:p text:style-name="P52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53"/>
      <text:p text:style-name="P53"/>
      <text:p text:style-name="P53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1"/>
      <text:p text:style-name="P45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12949858746947" text:continue-list="list112949984433654" text:style-name="L1">
        <text:list-header>
          <text:p text:style-name="P68"/>
        </text:list-header>
      </text:list>
      <text:p text:style-name="P30"/>
      <text:p text:style-name="P11">Di<text:span text:style-name="T3">jous</text:span><text:tab/><text:tab/><text:tab/><text:tab/><text:span text:style-name="T33">14</text:span>/<text:span text:style-name="T6">11</text:span>/2<text:span text:style-name="T1">4</text:span></text:p>
      <text:p text:style-name="P44"/>
      <text:p text:style-name="P44"><text:span text:style-name="T34">Comentat treball </text:span><text:a xlink:type="simple" xlink:href="https://paulinoposada.github.io/web_e/web_e_2425/documents/ta/ta_09.pdf"><text:span text:style-name="T34">autonom 9</text:span></text:a><text:span text:style-name="T34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6">Terminat de comentar l'apartat 1.3 Capacidad de un condensador. </text:p>
      <text:p text:style-name="P47">Comentat apartat 1.4 Conexión serie/paralelo de condensadores</text:p>
      <text:p text:style-name="P48">Comentat apartat 1.5 Condensadores en la práctica</text:p>
      <text:p text:style-name="P48">Començat a comentar l'exercici 1.4-3 pàg. 36</text:p>
      <text:p text:style-name="P47"/>
      <text:list xml:id="list4458298382854253084" text:style-name="L9">
        <text:list-header>
          <text:p text:style-name="P73"/>
          <text:p text:style-name="P82"><text:s/></text:p>
        </text:list-header>
      </text:list>
      <text:p text:style-name="P11">Di<text:span text:style-name="T5">vendres</text:span><text:tab/><text:tab/><text:tab/><text:span text:style-name="T33">15</text:span>/<text:span text:style-name="T6">11</text:span>/2<text:span text:style-name="T1">4</text:span></text:p>
      <text:p text:style-name="P11"/>
      <text:p text:style-name="P9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1">Comentat exercici <text:span text:style-name="T35">l'exercici 1.4-3 pàg. 36 </text:span>i treball <text:a xlink:type="simple" xlink:href="https://paulinoposada.github.io/web_e/web_e_2425/documents/ta/ta_11.pdf">autònom 11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7T11:29:49.246339344</dc:date>
    <meta:editing-duration>PT1H38M4S</meta:editing-duration>
    <meta:editing-cycles>78</meta:editing-cycles>
    <meta:document-statistic meta:table-count="0" meta:image-count="0" meta:object-count="0" meta:page-count="4" meta:paragraph-count="107" meta:word-count="472" meta:character-count="3065" meta:non-whitespace-character-count="2641"/>
  </office:meta>
</office:document-meta>
</file>